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e-135---sincronizar-tabelas-com-relatórios"/>15 Aulas 134 e 135 - Sincronizar tabelas com relatórios<text:bookmark-end text:name="aulas-134-e-135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"/>15.3 Verificando e comparando registros das tabelas originais com a nova tabela colunar<text:bookmark-end text:name="verificando-e-comparando-registros-das-tabelas-originais-com-a-nova-tabela-colunar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192">
        <text:list-item>
          <text:p text:style-name="P192">Uma das maneiras mais facil de exportar dados é atraves da extensão “.csv”.<text:line-break/></text:p>
        </text:list-item>
        <text:list-item>
          <text:p text:style-name="P192">O <text:span text:style-name="T1">PostgreSQL</text:span> ofecere opções para facilmente exportar dados em “.csv”.<text:line-break/></text:p>
        </text:list-item>
        <text:list-item>
          <text:p text:style-name="P192">Passo a passo:<text:line-break/></text:p>
          <text:list text:style-name="L193">
            <text:list-item>
              <text:p text:style-name="P193">Basta fazer a consulta que deseja exportar, pela aba “<text:span text:style-name="T1">Query Tools</text:span>”.<text:line-break/></text:p>
            </text:list-item>
            <text:list-item>
              <text:p text:style-name="P193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93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93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194">
        <text:list-item>
          <text:p text:style-name="P194">Business Intelligence (BI):<text:line-break/></text:p>
          <text:list text:style-name="L195">
            <text:list-item>
              <text:p text:style-name="P195">Esta preocupado com entender o que aconteceu no passado.<text:line-break/></text:p>
            </text:list-item>
          </text:list>
        </text:list-item>
        <text:list-item>
          <text:p text:style-name="P194">Data Science:<text:line-break/></text:p>
          <text:list text:style-name="L196">
            <text:list-item>
              <text:p text:style-name="P196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23T07:14:47Z</meta:creation-date>
    <dc:date>2022-10-23T07:14:47Z</dc:date>
    <meta:user-defined meta:name="date" meta:value-type="string">2022-10-23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